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0.893cm" fo:min-width="4.11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1.457cm" fo:min-width="5.403cm"/>
    </style:style>
    <style:style style:name="gr4" style:family="graphic" style:parent-style-name="objectwithoutfill">
      <style:graphic-properties draw:marker-start="Arrow" draw:marker-end="Symmetric_20_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12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0.525cm" fo:min-width="2.615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1.456cm" fo:min-width="4.94cm"/>
    </style:style>
    <style:style style:name="gr8" style:family="graphic" style:parent-style-name="objectwithoutfill">
      <style:graphic-properties draw:marker-start="" draw:marker-end="Symmetric_20_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56cm"/>
    </style:style>
    <style:style style:name="gr10" style:family="graphic" style:parent-style-name="standard">
      <style:graphic-properties draw:fill-color="#ffff99" draw:textarea-horizontal-align="justify" draw:textarea-vertical-align="middle" draw:auto-grow-height="false" fo:min-height="1.58cm" fo:min-width="4.113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style:font-name="Courier New1" fo:font-size="11pt" style:font-size-asian="11pt" style:font-size-complex="11pt"/>
    </style:style>
    <style:style style:name="P3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style:font-name="Courier New1" fo:font-size="11pt" style:font-size-asian="11pt" style:font-size-complex="11pt"/>
    </style:style>
    <style:style style:name="T2" style:family="text">
      <style:text-properties style:font-name="Courier New1"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Courier New1" fo:font-size="6pt" style:font-size-asian="6pt" style:font-size-complex="6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613cm" svg:height="1.143cm" svg:x="1.353cm" svg:y="2.397cm">
          <text:p text:style-name="P1"><text:span text:style-name="T1">Driver</text:span></text:p>
          <text:p text:style-name="P1"><text:span text:style-name="T1">name : String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353cm" svg:y1="2.93cm" svg:x2="5.966cm" svg:y2="2.93cm">
          <text:p/>
        </draw:line>
        <draw:line draw:style-name="gr2" draw:text-style-name="P3" draw:layer="layout" svg:x1="1.353cm" svg:y1="3.35cm" svg:x2="5.966cm" svg:y2="3.35cm">
          <text:p/>
        </draw:line>
        <draw:custom-shape draw:style-name="gr3" draw:text-style-name="P2" xml:id="id2" draw:id="id2" draw:layer="layout" svg:width="5.903cm" svg:height="1.707cm" svg:x="1.06cm" svg:y="5.318cm">
          <text:p text:style-name="P1"><text:span text:style-name="T1">License</text:span></text:p>
          <text:p text:style-name="P1"><text:span text:style-name="T1">number : String</text:span></text:p>
          <text:p text:style-name="P1"><text:span text:style-name="T2">renew() : void</text:span></text:p>
          <text:p text:style-name="P1"><text:span text:style-name="T2">getExpiration() : Dat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06cm" svg:y1="5.707cm" svg:x2="6.963cm" svg:y2="5.707cm">
          <text:p/>
        </draw:line>
        <draw:line draw:style-name="gr2" draw:text-style-name="P3" draw:layer="layout" svg:x1="1.06cm" svg:y1="6.183cm" svg:x2="6.963cm" svg:y2="6.183cm">
          <text:p/>
        </draw:line>
        <draw:connector draw:style-name="gr4" draw:text-style-name="P4" draw:layer="layout" draw:type="line" svg:x1="3.659cm" svg:y1="3.54cm" svg:x2="4.011cm" svg:y2="5.318cm" draw:start-shape="id1" draw:start-glue-point="2" draw:end-shape="id2" draw:end-glue-point="0" svg:d="M3659 3540l352 1778" svg:viewBox="0 0 353 1779">
          <text:p/>
        </draw:connector>
        <draw:frame draw:style-name="gr5" draw:text-style-name="P6" draw:layer="layout" svg:width="0.889cm" svg:height="0.806cm" svg:x="3.921cm" svg:y="4.543cm">
          <draw:text-box>
            <text:p text:style-name="P5"><text:span text:style-name="T3">1</text:span></text:p>
          </draw:text-box>
        </draw:frame>
        <draw:frame draw:style-name="gr5" draw:text-style-name="P6" draw:layer="layout" svg:width="0.889cm" svg:height="0.806cm" svg:x="3.636cm" svg:y="3.405cm">
          <draw:text-box>
            <text:p text:style-name="P5"><text:span text:style-name="T3">1</text:span></text:p>
          </draw:text-box>
        </draw:frame>
        <draw:custom-shape draw:style-name="gr6" draw:text-style-name="P2" xml:id="id3" draw:id="id3" draw:layer="layout" svg:width="3.115cm" svg:height="0.775cm" svg:x="15.353cm" svg:y="2.905cm">
          <text:p text:style-name="P1"><text:span text:style-name="T1">Transcript</text:span></text:p>
          <text:p text:style-name="P1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5.353cm" svg:y1="3.389cm" svg:x2="18.468cm" svg:y2="3.389cm">
          <text:p/>
        </draw:line>
        <draw:line draw:style-name="gr2" draw:text-style-name="P3" draw:layer="layout" svg:x1="15.353cm" svg:y1="3.53cm" svg:x2="18.468cm" svg:y2="3.53cm">
          <text:p/>
        </draw:line>
        <draw:custom-shape draw:style-name="gr7" draw:text-style-name="P2" xml:id="id4" draw:id="id4" draw:layer="layout" svg:width="5.44cm" svg:height="1.706cm" svg:x="15.06cm" svg:y="5.318cm">
          <text:p text:style-name="P1"><text:span text:style-name="T1">Course</text:span></text:p>
          <text:p text:style-name="P1"><text:span text:style-name="T1">discipline : String</text:span></text:p>
          <text:p text:style-name="P1"><text:span text:style-name="T1">number : int</text:span></text:p>
          <text:p text:style-name="P1"><text:span text:style-name="T1">numCredits : in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06cm" svg:y1="5.707cm" svg:x2="20.5cm" svg:y2="5.707cm">
          <text:p/>
        </draw:line>
        <draw:line draw:style-name="gr2" draw:text-style-name="P3" draw:layer="layout" svg:x1="15.06cm" svg:y1="6.182cm" svg:x2="20.5cm" svg:y2="6.182cm">
          <text:p/>
        </draw:line>
        <draw:connector draw:style-name="gr8" draw:text-style-name="P4" draw:layer="layout" draw:type="line" svg:x1="16.91cm" svg:y1="3.68cm" svg:x2="17.78cm" svg:y2="5.318cm" draw:start-shape="id3" draw:start-glue-point="2" draw:end-shape="id4" draw:end-glue-point="0" svg:d="M16910 3680l870 1638" svg:viewBox="0 0 871 1639">
          <text:p/>
        </draw:connector>
        <draw:frame draw:style-name="gr5" draw:text-style-name="P8" draw:layer="layout" svg:width="0.889cm" svg:height="1.038cm" svg:x="17.579cm" svg:y="4.512cm">
          <draw:text-box>
            <text:p text:style-name="P7"><text:span text:style-name="T5">*</text:span></text:p>
          </draw:text-box>
        </draw:frame>
        <draw:frame draw:style-name="gr9" draw:text-style-name="P8" draw:layer="layout" svg:width="0.887cm" svg:height="1.038cm" svg:x="16.946cm" svg:y="3.573cm">
          <draw:text-box>
            <text:p text:style-name="P7"><text:span text:style-name="T5">*</text:span></text:p>
          </draw:text-box>
        </draw:frame>
        <draw:custom-shape draw:style-name="gr10" draw:text-style-name="P2" xml:id="id5" draw:id="id5" draw:layer="layout" svg:width="4.613cm" svg:height="1.83cm" svg:x="8.453cm" svg:y="5.51cm">
          <text:p text:style-name="P1"><text:span text:style-name="T1">Adventurer</text:span></text:p>
          <text:p text:style-name="P1"><text:span text:style-name="T1">name : String</text:span></text:p>
          <text:p text:style-name="P1"><text:span text:style-name="T1">hitPoints : int</text:span></text:p>
          <text:p text:style-name="P1"><text:span text:style-name="T1">levelUp() : void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453cm" svg:y1="5.969cm" svg:x2="13.066cm" svg:y2="5.969cm">
          <text:p/>
        </draw:line>
        <draw:line draw:style-name="gr2" draw:text-style-name="P3" draw:layer="layout" svg:x1="8.453cm" svg:y1="6.869cm" svg:x2="13.066cm" svg:y2="6.869cm">
          <text:p/>
        </draw:line>
        <draw:custom-shape draw:style-name="gr10" draw:text-style-name="P2" xml:id="id6" draw:id="id6" draw:layer="layout" svg:width="4.613cm" svg:height="1.83cm" svg:x="9.128cm" svg:y="2.016cm">
          <text:p text:style-name="P1"><text:span text:style-name="T1">Weapon</text:span></text:p>
          <text:p text:style-name="P1"><text:span text:style-name="T1">weight : int</text:span></text:p>
          <text:p text:style-name="P1"><text:span text:style-name="T1">damage : int</text:span></text:p>
          <text:p text:style-name="P1"><text:span text:style-name="T1">equip() : void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128cm" svg:y1="2.475cm" svg:x2="13.741cm" svg:y2="2.475cm">
          <text:p/>
        </draw:line>
        <draw:line draw:style-name="gr2" draw:text-style-name="P3" draw:layer="layout" svg:x1="9.128cm" svg:y1="3.375cm" svg:x2="13.741cm" svg:y2="3.375cm">
          <text:p/>
        </draw:line>
        <draw:connector draw:style-name="gr11" draw:text-style-name="P4" draw:layer="layout" draw:type="line" svg:x1="10.759cm" svg:y1="5.51cm" svg:x2="11.434cm" svg:y2="3.846cm" draw:start-shape="id5" draw:start-glue-point="0" draw:end-shape="id6" svg:d="M10759 5510l675-1664" svg:viewBox="0 0 676 1665">
          <text:p/>
        </draw:connector>
        <draw:frame draw:style-name="gr5" draw:text-style-name="P6" draw:layer="layout" svg:width="0.889cm" svg:height="0.806cm" svg:x="10.213cm" svg:y="4.829cm">
          <draw:text-box>
            <text:p text:style-name="P5"><text:span text:style-name="T3">1</text:span></text:p>
          </draw:text-box>
        </draw:frame>
        <draw:frame draw:style-name="gr9" draw:text-style-name="P8" draw:layer="layout" svg:width="0.887cm" svg:height="1.038cm" svg:x="10.547cm" svg:y="3.673cm">
          <draw:text-box>
            <text:p text:style-name="P7"><text:span text:style-name="T5">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8-09-15T22:18:00.404377981</dc:date>
    <meta:editing-duration>PT30M8S</meta:editing-duration>
    <meta:editing-cycles>8</meta:editing-cycles>
    <meta:document-statistic meta:object-count="27"/>
  </office:meta>
</office:document-meta>
</file>